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8A0000008888BD25EF87F60CD3.png" manifest:media-type="image/png"/>
  <manifest:file-entry manifest:full-path="Pictures/10000201000001BE000001A9BDACADF701D1775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a5e9" officeooo:paragraph-rsid="0001a5e9"/>
    </style:style>
    <style:style style:name="P2" style:family="paragraph" style:parent-style-name="Standard">
      <style:text-properties officeooo:rsid="0001ec7f" officeooo:paragraph-rsid="0001ec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)</text:p>
      <text:p text:style-name="P1"><draw:frame draw:style-name="fr1" draw:name="Image1" text:anchor-type="char" svg:x="0cm" svg:y="0.762cm" svg:width="17cm" svg:height="1.988cm" draw:z-index="0"><draw:image xlink:href="Pictures/100002010000048A0000008888BD25EF87F60CD3.png" xlink:type="simple" xlink:show="embed" xlink:actuate="onLoad" draw:mime-type="image/png"/></draw:frame>a)<text:line-break/></text:p>
      <text:p text:style-name="P2"><draw:frame draw:style-name="fr1" draw:name="Image2" text:anchor-type="char" svg:x="0.33cm" svg:y="0.741cm" svg:width="9.44cm" svg:height="8.996cm" draw:z-index="1"><draw:image xlink:href="Pictures/10000201000001BE000001A9BDACADF701D17751.png" xlink:type="simple" xlink:show="embed" xlink:actuate="onLoad" draw:mime-type="image/png"/></draw:frame>sa fonctionn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8T15:28:09.056000000</meta:creation-date>
    <dc:date>2020-12-08T16:30:52.665000000</dc:date>
    <meta:editing-duration>PT52M33S</meta:editing-duration>
    <meta:editing-cycles>2</meta:editing-cycles>
    <meta:generator>LibreOffice/7.0.1.2$Windows_X86_64 LibreOffice_project/7cbcfc562f6eb6708b5ff7d7397325de9e764452</meta:generator>
    <meta:document-statistic meta:table-count="0" meta:image-count="2" meta:object-count="0" meta:page-count="1" meta:paragraph-count="3" meta:word-count="4" meta:character-count="18" meta:non-whitespace-character-count="16"/>
  </office:meta>
</office:document-meta>
</file>